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594d" officeooo:paragraph-rsid="0001594d"/>
    </style:style>
    <style:style style:name="P2" style:family="paragraph" style:parent-style-name="Standard">
      <style:text-properties fo:font-weight="bold" officeooo:rsid="0001594d" officeooo:paragraph-rsid="0001594d" style:font-weight-asian="bold" style:font-weight-complex="bold"/>
    </style:style>
    <style:style style:name="P3" style:family="paragraph" style:parent-style-name="Standard">
      <style:text-properties fo:font-weight="bold" officeooo:rsid="0001594d" officeooo:paragraph-rsid="000243c1" style:font-weight-asian="bold" style:font-weight-complex="bold"/>
    </style:style>
    <style:style style:name="P4" style:family="paragraph" style:parent-style-name="Standard">
      <style:text-properties fo:font-style="normal" fo:font-weight="bold" officeooo:rsid="0001594d" officeooo:paragraph-rsid="000243c1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italic" fo:font-weight="bold" officeooo:rsid="000243c1" officeooo:paragraph-rsid="000243c1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243c1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243c1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243c1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HIER DES CHARGES</text:p>
      <text:p text:style-name="P1"/>
      <text:p text:style-name="P2">- Présentation du Projet</text:p>
      <text:p text:style-name="P1"><text:tab/></text:p>
      <text:p text:style-name="P1"><text:tab/><text:span text:style-name="T2">Contexte :</text:span> </text:p>
      <text:p text:style-name="P1"/>
      <text:p text:style-name="P1"><text:tab/><text:span text:style-name="T2">Qui </text:span>: Sarobidy HANITRINIRINA, Miella RATOANDROMANANA et Noëllie PAULUS</text:p>
      <text:p text:style-name="P1"/>
      <text:p text:style-name="P2">- Description de la demande</text:p>
      <text:p text:style-name="P1"/>
      <text:p text:style-name="P1"><text:tab/><text:span text:style-name="T2">Résultats Visés :</text:span></text:p>
      <text:p text:style-name="P1"><text:tab/>Une carte interactive qui affiche les activités touristiques dans une zone choisie ou sur un itinéraire donné.</text:p>
      <text:p text:style-name="P1"/>
      <text:p text:style-name="P1"/>
      <text:p text:style-name="P1"><text:tab/><text:span text:style-name="T2">Fonctionnalités :</text:span></text:p>
      <text:p text:style-name="P1"><text:tab/>- Onglets en fonction du type d’activité souhaité.</text:p>
      <text:p text:style-name="P1"/>
      <text:p text:style-name="P1"><text:tab/>- Filtres en fonction des lieux, des prix et des notes moyennes données par d’autres visiteurs du site.</text:p>
      <text:p text:style-name="P1"/>
      <text:p text:style-name="P1"><text:tab/>(Bonus ? point de retrait si besoin d’argent)</text:p>
      <text:p text:style-name="P1"/>
      <text:p text:style-name="P1"/>
      <text:p text:style-name="P1"/>
      <text:p text:style-name="P1"><text:span text:style-name="T1">- Contraintes</text:span></text:p>
      <text:p text:style-name="P1"><text:span text:style-name="T1"/></text:p>
      <text:p text:style-name="P1"><text:span text:style-name="T1"><text:tab/></text:span><text:span text:style-name="T3">Durée de Développement :</text:span><text:span text:style-name="T8"> 3 mois</text:span></text:p>
      <text:p text:style-name="P1"><text:span text:style-name="T8"/></text:p>
      <text:p text:style-name="P2"><text:span text:style-name="T7">- Déroulement du Projet</text:span></text:p>
      <text:p text:style-name="P2"><text:span text:style-name="T7"/></text:p>
      <text:p text:style-name="P2"><text:span text:style-name="T7"><text:tab/></text:span><text:span text:style-name="T3">Listes des tâches :</text:span></text:p>
      <text:p text:style-name="P2"><text:span text:style-name="T3"><text:tab/><text:tab/>Tâche 1 : Afficher le format du site</text:span></text:p>
      <text:p text:style-name="P2"><text:span text:style-name="T8">- Afficher une carte (besoin zoom de-zoom)</text:span></text:p>
      <text:p text:style-name="P2"><text:span text:style-name="T8">- Afficher des espaces pour les onglets</text:span></text:p>
      <text:p text:style-name="P2"><text:span text:style-name="T8"/></text:p>
      <text:p text:style-name="P2"><text:span text:style-name="T8"><text:tab/><text:tab/></text:span><text:span text:style-name="T3">Tâche 2 : </text:span><text:span text:style-name="T4">Récupération des Données</text:span></text:p>
      <text:p text:style-name="P2"><text:span text:style-name="T4">- </text:span><text:span text:style-name="T9">Modélisation du schéma entité association en fonction des variables existantes</text:span></text:p>
      <text:p text:style-name="P2"><text:span text:style-name="T9">- Récupération en Temps Réels des données en fichier csv</text:span></text:p>
      <text:p text:style-name="P2"><text:span text:style-name="T9">- Première Utilisation de longitude et latitude</text:span></text:p>
      <text:p text:style-name="P2"><text:span text:style-name="T9"/></text:p>
      <text:p text:style-name="P2"><text:span text:style-name="T9"/></text:p>
      <text:p text:style-name="P2"><text:span text:style-name="T9"><text:tab/><text:tab/></text:span><text:span text:style-name="T4">Tâche 3 : Affichage des points</text:span><text:span text:style-name="T9"> </text:span></text:p>
      <text:p text:style-name="P3"><text:span text:style-name="T8">- Afficher des points</text:span></text:p>
      <text:p text:style-name="P3"><text:span text:style-name="T9">- Afficher les données sur un petit point</text:span></text:p>
      <text:p text:style-name="P3"><text:span text:style-name="T9"/></text:p>
      <text:p text:style-name="P3"><text:span text:style-name="T9"><text:tab/><text:tab/></text:span><text:span text:style-name="T4">Tâche 4 : Traitements des Données</text:span></text:p>
      <text:p text:style-name="P4"><text:span text:style-name="T6">- Écriture des requêtes</text:span></text:p>
      <text:p text:style-name="P4"><text:span text:style-name="T6">- Insertion des Données dans la Carte</text:span></text:p>
      <text:p text:style-name="P4"><text:span text:style-name="T6"/></text:p>
      <text:p text:style-name="P5"><text:span text:style-name="T5"><text:tab/><text:tab/>Tâche 5 :Filtres</text:span></text:p>
      <text:p text:style-name="P5"><text:span text:style-name="T5">- </text:span><text:span text:style-name="T8">Affichage de la sélection de filtres</text:span></text:p>
      <text:p text:style-name="P5"><text:soft-page-break/><text:span text:style-name="T8"><text:tab/>- Zone/Itinéraire</text:span></text:p>
      <text:p text:style-name="P5"><text:span text:style-name="T8"><text:tab/>- Lieux de visites</text:span></text:p>
      <text:p text:style-name="P5"><text:span text:style-name="T8">- Écriture des requêtes pour les noms des filtres</text:span></text:p>
      <text:p text:style-name="P5"><text:span text:style-name="T8">- Affichage des filtres appliqués sur la Carte</text:span></text:p>
      <text:p text:style-name="P5"><text:span text:style-name="T8"/></text:p>
      <text:p text:style-name="P5"><text:span text:style-name="T8"><text:tab/><text:tab/></text:span><text:span text:style-name="T5">Tâche 6 :Rendu Visuel</text:span></text:p>
      <text:p text:style-name="P5"><text:span text:style-name="T8">- Ergonomie du site</text:span><text:span text:style-name="T5"> </text:span></text:p>
      <text:p text:style-name="P2"><text:span text:style-name="T8"/></text:p>
      <text:p text:style-name="P2"><text:span text:style-name="T8"/></text:p>
      <text:p text:style-name="P2"><text:span text:style-name="T8"/></text:p>
      <text:p text:style-name="P1"><text:span text:style-name="T3"><text:tab/>Les tâches dans le temps :</text:span><text:span text:style-name="T8"> </text:span></text:p>
      <text:p text:style-name="P1"/>
      <text:p text:style-name="P1">- leaflet (java), python</text:p>
      <text:p text:style-name="P1"/>
      <text:p text:style-name="P1">- château etc espaces verts/ naturels</text:p>
      <text:p text:style-name="P1"/>
      <text:p text:style-name="P1">- affiche juste la carte et des points</text:p>
      <text:p text:style-name="P1">- filtrer les données</text:p>
      <text:p text:style-name="P1">- sur un itinéraire les suggestions sur la route, dans une limite de temps ou de distance</text:p>
      <text:p text:style-name="P1"/>
      <text:p text:style-name="P1">- aller chercher grand Lyon (1500 données only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4:40:13.207060997</meta:creation-date>
    <dc:date>2023-09-08T17:02:37.318210762</dc:date>
    <meta:editing-duration>PT2H22M24S</meta:editing-duration>
    <meta:editing-cycles>2</meta:editing-cycles>
    <meta:generator>LibreOffice/7.5.3.2$Linux_X86_64 LibreOffice_project/50$Build-2</meta:generator>
    <meta:document-statistic meta:table-count="0" meta:image-count="0" meta:object-count="0" meta:page-count="2" meta:paragraph-count="44" meta:word-count="280" meta:character-count="1632" meta:non-whitespace-character-count="1365"/>
  </office:meta>
</office:document-meta>
</file>